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4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6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8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9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9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0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  <text:list-style style:name="L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justify" fo:margin-bottom="10.00pt"/>
    </style:style>
    <style:style style:name="P3" style:family="paragraph">
      <style:paragraph-properties fo:line-height="115.00%" fo:text-align="justify" fo:margin-bottom="10.00pt"/>
    </style:style>
    <text:list-style style:name="L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justify" fo:margin-bottom="10.00pt"/>
    </style:style>
    <style:style style:name="P5" style:family="paragraph">
      <style:paragraph-properties fo:line-height="115.00%" fo:text-align="justify" fo:margin-bottom="10.00p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justify" fo:margin-bottom="10.00pt"/>
    </style:style>
    <style:style style:name="P7" style:family="paragraph">
      <style:paragraph-properties fo:line-height="115.00%" fo:text-align="justify" fo:margin-bottom="10.00pt"/>
    </style:style>
    <text:list-style style:name="L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justify" fo:margin-bottom="10.00pt"/>
    </style:style>
    <style:style style:name="P9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Aim :</text:span><text:span text:style-name="T2"><text:s/>To implement Monte Carlo Policy Control to optimally assign incoming customer service calls to available representatives in order to minimize the average call handling time in a call center.</text:span></text:p>
      <text:p text:style-name="P1"><text:span text:style-name="T3">Algorithm: Monte Carlo Policy Control (</text:span><text:span text:style-name="T4">ε-greedy)</text:span></text:p>
      <text:p text:style-name="P1"><text:span text:style-name="T5">Initialize</text:span></text:p>
      <text:list text:style-name="L2">
        <text:list-item>
          <text:p text:style-name="P2"><text:span text:style-name="T5">Initialize the action-value function<text:s/></text:span><text:span text:style-name="T6">Q(s,a) arbitrarily.</text:span></text:p>
        </text:list-item>
        <text:list-item>
          <text:p text:style-name="P2"><text:span text:style-name="T6">Initialize returns sum and count for all state-action pairs.</text:span></text:p>
        </text:list-item>
        <text:list-item>
          <text:p text:style-name="P2"><text:span text:style-name="T6">Set exploration rate<text:s/></text:span><text:span text:style-name="T7">𝜖</text:span><text:span text:style-name="T8"/></text:p>
        </text:list-item>
      </text:list>
      <text:p text:style-name="P3"><text:span text:style-name="T8">For each episode</text:span></text:p>
      <text:list text:style-name="L4">
        <text:list-item>
          <text:p text:style-name="P4"><text:span text:style-name="T8">Randomly generate a call type (state).</text:span></text:p>
        </text:list-item>
        <text:list-item>
          <text:p text:style-name="P4"><text:span text:style-name="T8">Select a representative (action) using an ε-greedy policy based on<text:s/></text:span><text:span text:style-name="T9">Q(s,a).</text:span></text:p>
        </text:list-item>
        <text:list-item>
          <text:p text:style-name="P4"><text:span text:style-name="T9">Simulate the handling time for the selected representative.</text:span></text:p>
        </text:list-item>
        <text:list-item>
          <text:p text:style-name="P4"><text:span text:style-name="T9">Compute reward as negative handling time.</text:span></text:p>
        </text:list-item>
        <text:list-item>
          <text:p text:style-name="P4"><text:span text:style-name="T9">Update returns and compute the mean return for Q(s,a).</text:span></text:p>
        </text:list-item>
      </text:list>
      <text:p text:style-name="P5"><text:span text:style-name="T9">Policy Improvement</text:span></text:p>
      <text:list text:style-name="L6">
        <text:list-item>
          <text:p text:style-name="P6"><text:span text:style-name="T9">Continuously update the policy to select the action with the highest expected reward.</text:span></text:p>
        </text:list-item>
      </text:list>
      <text:p text:style-name="P7"><text:span text:style-name="T9">Termination</text:span></text:p>
      <text:list text:style-name="L8">
        <text:list-item>
          <text:p text:style-name="P8"><text:span text:style-name="T9">After sufficient episodes, extract the learned optimal assignment policy.</text:span><text:span text:style-name="T10"/></text:p>
        </text:list-item>
      </text:list>
      <text:p text:style-name="P9"><text:span text:style-name="T10"/></text:p>
      <text:p text:style-name="P9"><text:span text:style-name="T11">code:</text:span></text:p>
      <text:p text:style-name="P9"><text:span text:style-name="T12">import</text:span><text:span text:style-name="T13"><text:s/></text:span><text:span text:style-name="T14">numpy</text:span><text:span text:style-name="T15"><text:s/></text:span><text:span text:style-name="T16">as</text:span><text:span text:style-name="T17"><text:s/></text:span><text:span text:style-name="T18">np</text:span></text:p>
      <text:p text:style-name="P9"><text:span text:style-name="T18">import</text:span><text:span text:style-name="T19"><text:s/></text:span><text:span text:style-name="T20">random</text:span></text:p>
      <text:p text:style-name="P9"><text:span text:style-name="T20">from</text:span><text:span text:style-name="T21"><text:s/></text:span><text:span text:style-name="T22">collections</text:span><text:span text:style-name="T23"><text:s/></text:span><text:span text:style-name="T24">import</text:span><text:span text:style-name="T25"><text:s/></text:span><text:span text:style-name="T26">defaultdict</text:span></text:p>
      <text:p text:style-name="P9"><text:span text:style-name="T26"/></text:p>
      <text:p text:style-name="P9"><text:span text:style-name="T27"># -----------------------------</text:span><text:span text:style-name="T28"/></text:p>
      <text:p text:style-name="P9"><text:span text:style-name="T29">#<text:s/></text:span><text:span text:style-name="T30">Environment</text:span><text:span text:style-name="T31"><text:s/></text:span><text:span text:style-name="T32">Setup</text:span></text:p>
      <text:p text:style-name="P9"><text:span text:style-name="T33"># -----------------------------</text:span><text:span text:style-name="T34"/></text:p>
      <text:p text:style-name="P9"><text:span text:style-name="T34"/></text:p>
      <text:p text:style-name="P9"><text:span text:style-name="T34">NUM</text:span><text:span text:style-name="T35">_</text:span><text:span text:style-name="T36">CALL</text:span><text:span text:style-name="T37">_</text:span><text:span text:style-name="T38">TYPES</text:span><text:span text:style-name="T39"><text:s/>=<text:s/></text:span><text:span text:style-name="T40">3</text:span></text:p>
      <text:p text:style-name="P9"><text:span text:style-name="T40">NUM</text:span><text:span text:style-name="T41">_</text:span><text:span text:style-name="T42">REPS</text:span><text:span text:style-name="T43"><text:s/>=<text:s/></text:span><text:span text:style-name="T44">3</text:span></text:p>
      <text:p text:style-name="P9"><text:span text:style-name="T44"/></text:p>
      <text:p text:style-name="P9"><text:span text:style-name="T45">#<text:s/></text:span><text:span text:style-name="T46">Mean</text:span><text:span text:style-name="T47"><text:s/></text:span><text:span text:style-name="T48">handling</text:span><text:span text:style-name="T49"><text:s/></text:span><text:span text:style-name="T50">times</text:span><text:span text:style-name="T51"><text:s/>(</text:span><text:span text:style-name="T52">minutes</text:span><text:span text:style-name="T53">)</text:span><text:span text:style-name="T54"/></text:p>
      <text:p text:style-name="P9"><text:span text:style-name="T55">#<text:s/></text:span><text:span text:style-name="T56">Rows</text:span><text:span text:style-name="T57"><text:s/>=<text:s/></text:span><text:span text:style-name="T58">call</text:span><text:span text:style-name="T59"><text:s/></text:span><text:span text:style-name="T60">types</text:span><text:span text:style-name="T61">,<text:s/></text:span><text:span text:style-name="T62">Columns</text:span><text:span text:style-name="T63"><text:s/>=<text:s/></text:span><text:span text:style-name="T64">representatives</text:span></text:p>
      <text:p text:style-name="P9"><text:span text:style-name="T64">MEAN</text:span><text:span text:style-name="T65">_</text:span><text:span text:style-name="T66">HANDLING</text:span><text:span text:style-name="T67">_</text:span><text:span text:style-name="T68">TIMES</text:span><text:span text:style-name="T69"><text:s/>=<text:s/></text:span><text:span text:style-name="T70">np</text:span><text:span text:style-name="T71">.</text:span><text:span text:style-name="T72">array</text:span><text:span text:style-name="T73">([</text:span><text:span text:style-name="T74"/></text:p>
      <text:p text:style-name="P9"><text:span text:style-name="T75"><text:s text:c="4"/>[</text:span><text:span text:style-name="T76">4</text:span><text:span text:style-name="T77">.</text:span><text:span text:style-name="T78">0</text:span><text:span text:style-name="T79">,<text:s/></text:span><text:span text:style-name="T80">6</text:span><text:span text:style-name="T81">.</text:span><text:span text:style-name="T82">0</text:span><text:span text:style-name="T83">,<text:s/></text:span><text:span text:style-name="T84">5</text:span><text:span text:style-name="T85">.</text:span><text:span text:style-name="T86">0</text:span><text:span text:style-name="T87">],<text:s text:c="3"/>#<text:s/></text:span><text:span text:style-name="T88">Billing</text:span></text:p>
      <text:p text:style-name="P9"><text:span text:style-name="T89"><text:s text:c="4"/>[</text:span><text:span text:style-name="T90">7</text:span><text:span text:style-name="T91">.</text:span><text:span text:style-name="T92">0</text:span><text:span text:style-name="T93">,<text:s/></text:span><text:span text:style-name="T94">4</text:span><text:span text:style-name="T95">.</text:span><text:span text:style-name="T96">0</text:span><text:span text:style-name="T97">,<text:s/></text:span><text:span text:style-name="T98">6</text:span><text:span text:style-name="T99">.</text:span><text:span text:style-name="T100">0</text:span><text:span text:style-name="T101">],<text:s text:c="3"/>#<text:s/></text:span><text:span text:style-name="T102">Technical</text:span></text:p>
      <text:p text:style-name="P9"><text:span text:style-name="T103"><text:s text:c="4"/>[</text:span><text:span text:style-name="T104">5</text:span><text:span text:style-name="T105">.</text:span><text:span text:style-name="T106">0</text:span><text:span text:style-name="T107">,<text:s/></text:span><text:span text:style-name="T108">5</text:span><text:span text:style-name="T109">.</text:span><text:span text:style-name="T110">0</text:span><text:span text:style-name="T111">,<text:s/></text:span><text:span text:style-name="T112">4</text:span><text:span text:style-name="T113">.</text:span><text:span text:style-name="T114">0</text:span><text:span text:style-name="T115">]<text:s text:c="4"/>#<text:s/></text:span><text:span text:style-name="T116">General</text:span></text:p>
      <text:p text:style-name="P9"><text:span text:style-name="T117">])</text:span><text:span text:style-name="T118"/></text:p>
      <text:p text:style-name="P9"><text:span text:style-name="T118"/></text:p>
      <text:p text:style-name="P9"><text:span text:style-name="T118">def</text:span><text:span text:style-name="T119"><text:s/></text:span><text:span text:style-name="T120">simulate</text:span><text:span text:style-name="T121">_</text:span><text:span text:style-name="T122">call</text:span><text:span text:style-name="T123">(</text:span><text:span text:style-name="T124">call</text:span><text:span text:style-name="T125">_</text:span><text:span text:style-name="T126">type</text:span><text:span text:style-name="T127">,<text:s/></text:span><text:span text:style-name="T128">rep</text:span><text:span text:style-name="T129">):</text:span><text:span text:style-name="T130"/></text:p>
      <text:p text:style-name="P9"><text:span text:style-name="T131"><text:s text:c="4"/></text:span><text:span text:style-name="T132">"""Simulate</text:span><text:span text:style-name="T133"><text:s/></text:span><text:span text:style-name="T134">call</text:span><text:span text:style-name="T135"><text:s/></text:span><text:span text:style-name="T136">handling</text:span><text:span text:style-name="T137"><text:s/></text:span><text:span text:style-name="T138">time"""</text:span></text:p>
      <text:p text:style-name="P9"><text:span text:style-name="T139"><text:s text:c="4"/></text:span><text:span text:style-name="T140">mean</text:span><text:span text:style-name="T141">_</text:span><text:span text:style-name="T142">time</text:span><text:span text:style-name="T143"><text:s/>=<text:s/></text:span><text:span text:style-name="T144">MEAN</text:span><text:span text:style-name="T145">_</text:span><text:span text:style-name="T146">HANDLING</text:span><text:span text:style-name="T147">_</text:span><text:span text:style-name="T148">TIMES</text:span><text:span text:style-name="T149">[</text:span><text:span text:style-name="T150">call</text:span><text:span text:style-name="T151">_</text:span><text:span text:style-name="T152">type</text:span><text:span text:style-name="T153">,<text:s/></text:span><text:span text:style-name="T154">rep</text:span><text:span text:style-name="T155">]</text:span><text:span text:style-name="T156"/></text:p>
      <text:p text:style-name="P9"><text:span text:style-name="T157"><text:s text:c="4"/></text:span><text:span text:style-name="T158">return</text:span><text:span text:style-name="T159"><text:s/></text:span><text:span text:style-name="T160">max</text:span><text:span text:style-name="T161">(</text:span><text:span text:style-name="T162">1</text:span><text:span text:style-name="T163">.</text:span><text:span text:style-name="T164">0</text:span><text:span text:style-name="T165">,<text:s/></text:span><text:span text:style-name="T166">np</text:span><text:span text:style-name="T167">.</text:span><text:span text:style-name="T168">random</text:span><text:span text:style-name="T169">.</text:span><text:span text:style-name="T170">normal</text:span><text:span text:style-name="T171">(</text:span><text:span text:style-name="T172">mean</text:span><text:span text:style-name="T173">_</text:span><text:span text:style-name="T174">time</text:span><text:span text:style-name="T175">,<text:s/></text:span><text:span text:style-name="T176">0</text:span><text:span text:style-name="T177">.</text:span><text:span text:style-name="T178">5</text:span><text:span text:style-name="T179">))</text:span><text:span text:style-name="T180"/></text:p>
      <text:p text:style-name="P9"><text:span text:style-name="T180"/></text:p>
      <text:p text:style-name="P9"><text:span text:style-name="T181"># -----------------------------</text:span><text:span text:style-name="T182"/></text:p>
      <text:p text:style-name="P9"><text:span text:style-name="T183">#<text:s/></text:span><text:span text:style-name="T184">Monte</text:span><text:span text:style-name="T185"><text:s/></text:span><text:span text:style-name="T186">Carlo</text:span><text:span text:style-name="T187"><text:s/></text:span><text:span text:style-name="T188">Policy</text:span><text:span text:style-name="T189"><text:s/></text:span><text:span text:style-name="T190">Control</text:span></text:p>
      <text:p text:style-name="P9"><text:span text:style-name="T191"># -----------------------------</text:span><text:span text:style-name="T192"/></text:p>
      <text:p text:style-name="P9"><text:span text:style-name="T192"/></text:p>
      <text:p text:style-name="P9"><text:span text:style-name="T192">Q</text:span><text:span text:style-name="T193"><text:s/>=<text:s/></text:span><text:span text:style-name="T194">defaultdict</text:span><text:span text:style-name="T195">(</text:span><text:span text:style-name="T196">lambda</text:span><text:span text:style-name="T197">:<text:s/></text:span><text:span text:style-name="T198">np</text:span><text:span text:style-name="T199">.</text:span><text:span text:style-name="T200">zeros</text:span><text:span text:style-name="T201">(</text:span><text:span text:style-name="T202">NUM</text:span><text:span text:style-name="T203">_</text:span><text:span text:style-name="T204">REPS</text:span><text:span text:style-name="T205">))</text:span><text:span text:style-name="T206"/></text:p>
      <text:p text:style-name="P9"><text:span text:style-name="T206">returns</text:span><text:span text:style-name="T207">_</text:span><text:span text:style-name="T208">sum</text:span><text:span text:style-name="T209"><text:s/>=<text:s/></text:span><text:span text:style-name="T210">defaultdict</text:span><text:span text:style-name="T211">(</text:span><text:span text:style-name="T212">lambda</text:span><text:span text:style-name="T213">:<text:s/></text:span><text:span text:style-name="T214">np</text:span><text:span text:style-name="T215">.</text:span><text:span text:style-name="T216">zeros</text:span><text:span text:style-name="T217">(</text:span><text:span text:style-name="T218">NUM</text:span><text:span text:style-name="T219">_</text:span><text:span text:style-name="T220">REPS</text:span><text:span text:style-name="T221">))</text:span><text:span text:style-name="T222"/></text:p>
      <text:p text:style-name="P9"><text:span text:style-name="T222">returns</text:span><text:span text:style-name="T223">_</text:span><text:span text:style-name="T224">count</text:span><text:span text:style-name="T225"><text:s/>=<text:s/></text:span><text:span text:style-name="T226">defaultdict</text:span><text:span text:style-name="T227">(</text:span><text:span text:style-name="T228">lambda</text:span><text:span text:style-name="T229">:<text:s/></text:span><text:span text:style-name="T230">np</text:span><text:span text:style-name="T231">.</text:span><text:span text:style-name="T232">zeros</text:span><text:span text:style-name="T233">(</text:span><text:span text:style-name="T234">NUM</text:span><text:span text:style-name="T235">_</text:span><text:span text:style-name="T236">REPS</text:span><text:span text:style-name="T237">))</text:span><text:span text:style-name="T238"/></text:p>
      <text:p text:style-name="P9"><text:span text:style-name="T238"/></text:p>
      <text:p text:style-name="P9"><text:span text:style-name="T238">epsilon</text:span><text:span text:style-name="T239"><text:s/>=<text:s/></text:span><text:span text:style-name="T240">0</text:span><text:span text:style-name="T241">.</text:span><text:span text:style-name="T242">1</text:span></text:p>
      <text:p text:style-name="P9"><text:span text:style-name="T242">episodes</text:span><text:span text:style-name="T243"><text:s/>=<text:s/></text:span><text:span text:style-name="T244">20000</text:span></text:p>
      <text:p text:style-name="P9"><text:span text:style-name="T244"/></text:p>
      <text:p text:style-name="P9"><text:span text:style-name="T244">def</text:span><text:span text:style-name="T245"><text:s/></text:span><text:span text:style-name="T246">epsilon</text:span><text:span text:style-name="T247">_</text:span><text:span text:style-name="T248">greedy</text:span><text:span text:style-name="T249">(</text:span><text:span text:style-name="T250">state</text:span><text:span text:style-name="T251">):</text:span><text:span text:style-name="T252"/></text:p>
      <text:p text:style-name="P9"><text:span text:style-name="T253"><text:s text:c="4"/></text:span><text:span text:style-name="T254">if</text:span><text:span text:style-name="T255"><text:s/></text:span><text:span text:style-name="T256">random</text:span><text:span text:style-name="T257">.</text:span><text:span text:style-name="T258">random</text:span><text:span text:style-name="T259">() &lt;<text:s/></text:span><text:span text:style-name="T260">epsilon</text:span><text:span text:style-name="T261">:</text:span><text:span text:style-name="T262"/></text:p>
      <text:p text:style-name="P9"><text:span text:style-name="T263"><text:s text:c="8"/></text:span><text:span text:style-name="T264">return</text:span><text:span text:style-name="T265"><text:s/></text:span><text:span text:style-name="T266">random</text:span><text:span text:style-name="T267">.</text:span><text:span text:style-name="T268">randint</text:span><text:span text:style-name="T269">(</text:span><text:span text:style-name="T270">0</text:span><text:span text:style-name="T271">,<text:s/></text:span><text:span text:style-name="T272">NUM</text:span><text:span text:style-name="T273">_</text:span><text:span text:style-name="T274">REPS</text:span><text:span text:style-name="T275"><text:s/>-<text:s/></text:span><text:span text:style-name="T276">1</text:span><text:span text:style-name="T277">)</text:span><text:span text:style-name="T278"/></text:p>
      <text:p text:style-name="P9"><text:span text:style-name="T279"><text:s text:c="4"/></text:span><text:span text:style-name="T280">return</text:span><text:span text:style-name="T281"><text:s/></text:span><text:span text:style-name="T282">np</text:span><text:span text:style-name="T283">.</text:span><text:span text:style-name="T284">argmax</text:span><text:span text:style-name="T285">(</text:span><text:span text:style-name="T286">Q</text:span><text:span text:style-name="T287">[</text:span><text:span text:style-name="T288">state</text:span><text:span text:style-name="T289">])</text:span><text:span text:style-name="T290"/></text:p>
      <text:p text:style-name="P9"><text:span text:style-name="T290"/></text:p>
      <text:p text:style-name="P9"><text:span text:style-name="T291"># -----------------------------</text:span><text:span text:style-name="T292"/></text:p>
      <text:p text:style-name="P9"><text:span text:style-name="T293">#<text:s/></text:span><text:span text:style-name="T294">Training</text:span></text:p>
      <text:p text:style-name="P9"><text:span text:style-name="T295"># -----------------------------</text:span><text:span text:style-name="T296"/></text:p>
      <text:p text:style-name="P9"><text:span text:style-name="T296"/></text:p>
      <text:p text:style-name="P9"><text:span text:style-name="T296">for</text:span><text:span text:style-name="T297"><text:s/>_<text:s/></text:span><text:span text:style-name="T298">in</text:span><text:span text:style-name="T299"><text:s/></text:span><text:span text:style-name="T300">range</text:span><text:span text:style-name="T301">(</text:span><text:span text:style-name="T302">episodes</text:span><text:span text:style-name="T303">):</text:span><text:span text:style-name="T304"/></text:p>
      <text:p text:style-name="P9"><text:span text:style-name="T305"><text:s text:c="4"/></text:span><text:span text:style-name="T306">state</text:span><text:span text:style-name="T307"><text:s/>=<text:s/></text:span><text:span text:style-name="T308">random</text:span><text:span text:style-name="T309">.</text:span><text:span text:style-name="T310">randint</text:span><text:span text:style-name="T311">(</text:span><text:span text:style-name="T312">0</text:span><text:span text:style-name="T313">,<text:s/></text:span><text:span text:style-name="T314">NUM</text:span><text:span text:style-name="T315">_</text:span><text:span text:style-name="T316">CALL</text:span><text:span text:style-name="T317">_</text:span><text:span text:style-name="T318">TYPES</text:span><text:span text:style-name="T319"><text:s/>-<text:s/></text:span><text:span text:style-name="T320">1</text:span><text:span text:style-name="T321">)</text:span><text:span text:style-name="T322"/></text:p>
      <text:p text:style-name="P9"><text:span text:style-name="T323"><text:s text:c="4"/></text:span><text:span text:style-name="T324">action</text:span><text:span text:style-name="T325"><text:s/>=<text:s/></text:span><text:span text:style-name="T326">epsilon</text:span><text:span text:style-name="T327">_</text:span><text:span text:style-name="T328">greedy</text:span><text:span text:style-name="T329">(</text:span><text:span text:style-name="T330">state</text:span><text:span text:style-name="T331">)</text:span><text:span text:style-name="T332"/></text:p>
      <text:p text:style-name="P9"><text:span text:style-name="T332"/></text:p>
      <text:p text:style-name="P9"><text:span text:style-name="T333"><text:s text:c="4"/></text:span><text:span text:style-name="T334">handling</text:span><text:span text:style-name="T335">_</text:span><text:span text:style-name="T336">time</text:span><text:span text:style-name="T337"><text:s/>=<text:s/></text:span><text:span text:style-name="T338">simulate</text:span><text:span text:style-name="T339">_</text:span><text:span text:style-name="T340">call</text:span><text:span text:style-name="T341">(</text:span><text:span text:style-name="T342">state</text:span><text:span text:style-name="T343">,<text:s/></text:span><text:span text:style-name="T344">action</text:span><text:span text:style-name="T345">)</text:span><text:span text:style-name="T346"/></text:p>
      <text:p text:style-name="P9"><text:span text:style-name="T347"><text:s text:c="4"/></text:span><text:span text:style-name="T348">reward</text:span><text:span text:style-name="T349"><text:s/>= -</text:span><text:span text:style-name="T350">handling</text:span><text:span text:style-name="T351">_</text:span><text:span text:style-name="T352">time</text:span></text:p>
      <text:p text:style-name="P9"><text:span text:style-name="T352"/></text:p>
      <text:p text:style-name="P9"><text:span text:style-name="T353"><text:s text:c="4"/></text:span><text:span text:style-name="T354">returns</text:span><text:span text:style-name="T355">_</text:span><text:span text:style-name="T356">sum</text:span><text:span text:style-name="T357">[</text:span><text:span text:style-name="T358">state</text:span><text:span text:style-name="T359">][</text:span><text:span text:style-name="T360">action</text:span><text:span text:style-name="T361">] +=<text:s/></text:span><text:span text:style-name="T362">reward</text:span></text:p>
      <text:p text:style-name="P9"><text:span text:style-name="T363"><text:s text:c="4"/></text:span><text:span text:style-name="T364">returns</text:span><text:span text:style-name="T365">_</text:span><text:span text:style-name="T366">count</text:span><text:span text:style-name="T367">[</text:span><text:span text:style-name="T368">state</text:span><text:span text:style-name="T369">][</text:span><text:span text:style-name="T370">action</text:span><text:span text:style-name="T371">] +=<text:s/></text:span><text:span text:style-name="T372">1</text:span></text:p>
      <text:p text:style-name="P9"><text:span text:style-name="T373"><text:s text:c="4"/></text:span><text:span text:style-name="T374">Q</text:span><text:span text:style-name="T375">[</text:span><text:span text:style-name="T376">state</text:span><text:span text:style-name="T377">][</text:span><text:span text:style-name="T378">action</text:span><text:span text:style-name="T379">] =<text:s/></text:span><text:span text:style-name="T380">returns</text:span><text:span text:style-name="T381">_</text:span><text:span text:style-name="T382">sum</text:span><text:span text:style-name="T383">[</text:span><text:span text:style-name="T384">state</text:span><text:span text:style-name="T385">][</text:span><text:span text:style-name="T386">action</text:span><text:span text:style-name="T387">] /<text:s/></text:span><text:span text:style-name="T388">returns</text:span><text:span text:style-name="T389">_</text:span><text:span text:style-name="T390">count</text:span><text:span text:style-name="T391">[</text:span><text:span text:style-name="T392">state</text:span><text:span text:style-name="T393">][</text:span><text:span text:style-name="T394">action</text:span><text:span text:style-name="T395">]</text:span><text:span text:style-name="T396"/></text:p>
      <text:p text:style-name="P9"><text:span text:style-name="T396"/></text:p>
      <text:p text:style-name="P9"><text:span text:style-name="T397"># -----------------------------</text:span><text:span text:style-name="T398"/></text:p>
      <text:p text:style-name="P9"><text:span text:style-name="T399">#<text:s/></text:span><text:span text:style-name="T400">Display</text:span><text:span text:style-name="T401"><text:s/></text:span><text:span text:style-name="T402">Result</text:span></text:p>
      <text:p text:style-name="P9"><text:span text:style-name="T403"># -----------------------------</text:span><text:span text:style-name="T404"/></text:p>
      <text:p text:style-name="P9"><text:span text:style-name="T404"/></text:p>
      <text:p text:style-name="P9"><text:span text:style-name="T404">call</text:span><text:span text:style-name="T405">_</text:span><text:span text:style-name="T406">types</text:span><text:span text:style-name="T407"><text:s/>= [</text:span><text:span text:style-name="T408">"Billing"</text:span><text:span text:style-name="T409">,<text:s/></text:span><text:span text:style-name="T410">"Technical"</text:span><text:span text:style-name="T411">,<text:s/></text:span><text:span text:style-name="T412">"General"</text:span><text:span text:style-name="T413">]</text:span><text:span text:style-name="T414"/></text:p>
      <text:p text:style-name="P9"><text:span text:style-name="T414">print</text:span><text:span text:style-name="T415">(</text:span><text:span text:style-name="T416">"Optimal</text:span><text:span text:style-name="T417"><text:s/></text:span><text:span text:style-name="T418">Call</text:span><text:span text:style-name="T419"><text:s/></text:span><text:span text:style-name="T420">Assignment</text:span><text:span text:style-name="T421"><text:s/></text:span><text:span text:style-name="T422">Policy</text:span><text:span text:style-name="T423">:\</text:span><text:span text:style-name="T424">n"</text:span><text:span text:style-name="T425">)</text:span><text:span text:style-name="T426"/></text:p>
      <text:p text:style-name="P9"><text:span text:style-name="T426"/></text:p>
      <text:p text:style-name="P9"><text:span text:style-name="T426">for</text:span><text:span text:style-name="T427"><text:s/></text:span><text:span text:style-name="T428">s</text:span><text:span text:style-name="T429"><text:s/></text:span><text:span text:style-name="T430">in</text:span><text:span text:style-name="T431"><text:s/></text:span><text:span text:style-name="T432">range</text:span><text:span text:style-name="T433">(</text:span><text:span text:style-name="T434">NUM</text:span><text:span text:style-name="T435">_</text:span><text:span text:style-name="T436">CALL</text:span><text:span text:style-name="T437">_</text:span><text:span text:style-name="T438">TYPES</text:span><text:span text:style-name="T439">):</text:span><text:span text:style-name="T440"/></text:p>
      <text:p text:style-name="P9"><text:span text:style-name="T441"><text:s text:c="4"/></text:span><text:span text:style-name="T442">best</text:span><text:span text:style-name="T443">_</text:span><text:span text:style-name="T444">rep</text:span><text:span text:style-name="T445"><text:s/>=<text:s/></text:span><text:span text:style-name="T446">np</text:span><text:span text:style-name="T447">.</text:span><text:span text:style-name="T448">argmax</text:span><text:span text:style-name="T449">(</text:span><text:span text:style-name="T450">Q</text:span><text:span text:style-name="T451">[</text:span><text:span text:style-name="T452">s</text:span><text:span text:style-name="T453">])</text:span><text:span text:style-name="T454"/></text:p>
      <text:p text:style-name="P9"><text:span text:style-name="T455"><text:s text:c="4"/></text:span><text:span text:style-name="T456">print</text:span><text:span text:style-name="T457">(</text:span><text:span text:style-name="T458">f"</text:span><text:span text:style-name="T459">{</text:span><text:span text:style-name="T460">call</text:span><text:span text:style-name="T461">_</text:span><text:span text:style-name="T462">types</text:span><text:span text:style-name="T463">[</text:span><text:span text:style-name="T464">s</text:span><text:span text:style-name="T465">]}<text:s/></text:span><text:span text:style-name="T466">Call</text:span><text:span text:style-name="T467"><text:s/></text:span><text:span text:style-name="T468">→</text:span><text:span text:style-name="T469"><text:s/></text:span><text:span text:style-name="T470">Assign</text:span><text:span text:style-name="T471"><text:s/></text:span><text:span text:style-name="T472">to</text:span><text:span text:style-name="T473"><text:s/></text:span><text:span text:style-name="T474">Representative</text:span><text:span text:style-name="T475"><text:s/>{</text:span><text:span text:style-name="T476">best</text:span><text:span text:style-name="T477">_</text:span><text:span text:style-name="T478">rep</text:span><text:span text:style-name="T479">}</text:span><text:span text:style-name="T480">"</text:span><text:span text:style-name="T481">)</text:span><text:span text:style-name="T482"/></text:p>
      <text:p text:style-name="P9"><text:span text:style-name="T483">Output:</text:span><text:span text:style-name="T484"/></text:p>
      <text:p text:style-name="P9"><text:span text:style-name="T484">Optimal</text:span><text:span text:style-name="T485"><text:s/></text:span><text:span text:style-name="T486">Call</text:span><text:span text:style-name="T487"><text:s/></text:span><text:span text:style-name="T488">Assignment</text:span><text:span text:style-name="T489"><text:s/></text:span><text:span text:style-name="T490">Policy</text:span><text:span text:style-name="T491">:</text:span><text:span text:style-name="T492"/></text:p>
      <text:p text:style-name="P9"><text:span text:style-name="T492"/></text:p>
      <text:p text:style-name="P9"><text:span text:style-name="T492">Billing</text:span><text:span text:style-name="T493"><text:s/></text:span><text:span text:style-name="T494">Call</text:span><text:span text:style-name="T495"><text:s/></text:span><text:span text:style-name="T496">→ Assign to Representative 0</text:span></text:p>
      <text:p text:style-name="P9"><text:span text:style-name="T496">Technical Call → Assign to Representative 1</text:span></text:p>
      <text:p text:style-name="P9"><text:span text:style-name="T496">General Call → Assign to Representative 2</text:span></text:p>
      <text:p text:style-name="P9"><text:span text:style-name="T497">Result</text:span><text:span text:style-name="T498">:</text:span><text:span text:style-name="T499"/></text:p>
      <text:p text:style-name="P9"><text:span text:style-name="T499">| Call Type | Optimal Representative |</text:span></text:p>
      <text:p text:style-name="P9"><text:span text:style-name="T499">| --------- | ---------------------- |</text:span></text:p>
      <text:p text:style-name="P9"><text:span text:style-name="T499">| Billing<text:s text:c="3"/>| Representative 0<text:s text:c="7"/>|</text:span></text:p>
      <text:p text:style-name="P9"><text:span text:style-name="T499">| Technical | Representative 1<text:s text:c="7"/>|</text:span></text:p>
      <text:p text:style-name="P9"><text:span text:style-name="T499">| General<text:s text:c="3"/>| Representative 2<text:s text:c="7"/>|</text:span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499"/></text:p>
      <text:p text:style-name="P9"><text:span text:style-name="T5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